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style:text-properties officeooo:paragraph-rsid="0002f28a"/>
    </style:style>
    <style:style style:name="P3" style:family="paragraph" style:parent-style-name="Standard" style:list-style-name="">
      <style:paragraph-properties fo:margin-left="0in" fo:margin-right="0in" fo:margin-top="0in" fo:margin-bottom="0in" style:contextual-spacing="false" fo:line-height="100%" fo:text-indent="0in" style:auto-text-indent="false"/>
      <style:text-properties fo:color="#1e4e79" loext:opacity="100%" fo:font-size="16pt" fo:language="ru" fo:country="RU" fo:font-weight="bold" style:letter-kerning="true" style:font-name-asian="Times New Roman1" style:font-size-asian="16pt" style:font-weight-asian="bold" style:font-name-complex="Calibri1" style:font-size-complex="16pt" style:font-weight-complex="bold"/>
    </style:style>
    <style:style style:name="P4" style:family="paragraph" style:parent-style-name="Standard" style:list-style-name="">
      <style:paragraph-properties fo:margin-left="0in" fo:margin-right="0in" fo:margin-top="0in" fo:margin-bottom="0in" style:contextual-spacing="false" fo:line-height="100%" fo:text-indent="0in" style:auto-text-indent="false"/>
      <style:text-properties fo:color="#1e4e79" loext:opacity="100%" style:font-name="Candara Light" fo:font-size="16pt" fo:language="ru" fo:country="RU" fo:font-style="normal" fo:font-weight="bold" style:letter-kerning="true" style:font-name-asian="Times New Roman1" style:font-size-asian="16pt" style:font-style-asian="normal" style:font-weight-asian="bold" style:font-name-complex="Calibri1" style:font-size-complex="16pt" style:font-style-complex="normal" style:font-weight-complex="bold"/>
    </style:style>
    <style:style style:name="P5" style:family="paragraph" style:parent-style-name="Standard" style:list-style-name="">
      <style:paragraph-properties fo:margin-left="0in" fo:margin-right="0in" fo:margin-top="0in" fo:margin-bottom="0in" style:contextual-spacing="false" fo:line-height="100%" fo:text-indent="0in" style:auto-text-indent="false"/>
      <style:text-properties fo:color="#1e4e79" loext:opacity="100%" style:font-name="Candara Light" fo:font-size="16pt" fo:language="ru" fo:country="RU" fo:font-weight="bold" style:letter-kerning="true" style:font-name-asian="Times New Roman1" style:font-size-asian="16pt" style:font-weight-asian="bold" style:font-name-complex="Calibri1" style:font-size-complex="16pt" style:font-weight-complex="bold"/>
    </style:style>
    <style:style style:name="P6" style:family="paragraph" style:parent-style-name="Standard" style:list-style-name="WWNum1">
      <style:paragraph-properties fo:margin-left="0.8752in" fo:margin-right="0in" fo:margin-top="0in" fo:margin-bottom="0in" style:contextual-spacing="false" fo:line-height="100%" fo:text-indent="-0.25in" style:auto-text-indent="false" style:vertical-align="middle"/>
      <style:text-properties style:font-name="Candara Light" fo:language="ru" fo:country="RU" fo:font-style="normal" style:font-name-asian="Times New Roman1" style:font-style-asian="normal" style:font-name-complex="Calibri1" style:font-style-complex="normal"/>
    </style:style>
    <style:style style:name="P7" style:family="paragraph" style:parent-style-name="Standard" style:list-style-name="WWNum1">
      <style:paragraph-properties fo:margin-left="0.8752in" fo:margin-right="0in" fo:margin-top="0in" fo:margin-bottom="0in" style:contextual-spacing="false" fo:line-height="100%" fo:text-indent="-0.25in" style:auto-text-indent="false" style:vertical-align="middle"/>
      <style:text-properties fo:language="ru" fo:country="RU" style:font-name-asian="Times New Roman1" style:font-name-complex="Calibri1"/>
    </style:style>
    <style:style style:name="P8" style:family="paragraph" style:parent-style-name="Standard">
      <style:text-properties style:font-name="Candara Light" fo:language="ru" fo:country="RU"/>
    </style:style>
    <style:style style:name="P9" style:family="paragraph" style:parent-style-name="Standard" style:list-style-name="WWNum2">
      <style:paragraph-properties fo:margin-left="0.8752in" fo:margin-right="0in" fo:margin-top="0in" fo:margin-bottom="0in" style:contextual-spacing="false" fo:line-height="100%" fo:text-indent="-0.25in" style:auto-text-indent="false" style:vertical-align="middle"/>
      <style:text-properties style:font-name="Candara Light" fo:language="ru" fo:country="RU" style:font-name-asian="Times New Roman1" style:font-name-complex="Calibri1"/>
    </style:style>
    <style:style style:name="P10" style:family="paragraph" style:parent-style-name="Standard">
      <style:text-properties style:font-name="Candara Light"/>
    </style:style>
    <style:style style:name="P11" style:family="paragraph" style:parent-style-name="Standard" style:list-style-name="WWNum2">
      <style:paragraph-properties fo:margin-left="0.8752in" fo:margin-right="0in" fo:margin-top="0in" fo:margin-bottom="0in" style:contextual-spacing="false" fo:line-height="100%" fo:text-indent="-0.25in" style:auto-text-indent="false" style:vertical-align="middle"/>
      <style:text-properties style:font-name="Candara Ligh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Calibri1"/>
    </style:style>
    <style:style style:name="T3" style:family="text">
      <style:text-properties fo:language="ru" fo:country="RU" officeooo:rsid="0002f28a"/>
    </style:style>
    <style:style style:name="T4" style:family="text">
      <style:text-properties style:font-name="Calibri" style:language-asian="ja" style:country-asian="JP" style:language-complex="ar" style:country-complex="SA"/>
    </style:style>
    <style:style style:name="T5" style:family="text">
      <style:text-properties style:font-name-asian="Times New Roman1" style:font-name-complex="Calibri1"/>
    </style:style>
    <style:style style:name="T6" style:family="text">
      <style:text-properties fo:language="en" fo:country="US" officeooo:rsid="0002f28a"/>
    </style:style>
    <style:style style:name="T7" style:family="text">
      <style:text-properties style:font-name="Candara Light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Аннотация</text:h>
      <text:p text:style-name="P2"><text:span text:style-name="T1">Симулятор межпланетн</text:span><text:span text:style-name="T3">ых гонок</text:span><text:span text:style-name="T1">, включающий сами гонки, <text:s/>профессиональное развитие команды</text:span><text:span text:style-name="T3">, </text:span><text:span text:style-name="T6">R&amp;D</text:span><text:span text:style-name="T3"> агрегатов болида и разные классы гонок,</text:span><text:span text:style-name="T1"> экономику, социальное взаимодействие всех участников процессов (как игроков, так и АИ). </text:span></text:p>
      <text:h text:style-name="P3" text:outline-level="1">Цели</text:h>
      <text:p text:style-name="P2"><text:span text:style-name="T1">Так как описание всей системы целиком и за одни раз не представляется возможным, предлагается реализовать проект первой очереди (гонки </text:span><text:span text:style-name="T3">и проф. развитие</text:span><text:span text:style-name="T1">), по результатам работы которого можно оценить перспективность идеи.</text:span></text:p>
      <text:h text:style-name="P4" text:outline-level="1">Цели проекта первой очереди</text:h>
      <text:list xml:id="list4075400155" text:style-name="WWNum1">
        <text:list-item>
          <text:p text:style-name="P6">Создать систему(компонент), который описывает взаимодействия между разными элементами, ролями, бизнесами на самом нижнем уровне;</text:p>
        </text:list-item>
        <text:list-item>
          <text:p text:style-name="P6">Разработать пользовательский интерфейс по управлению компонентом и системой симуляции;</text:p>
        </text:list-item>
        <text:list-item>
          <text:p text:style-name="P6">Создать полное описание системы требования, формулы, описание интерфейсов, которое можно использовать в дальнейших проектах. Также описание дизайна системы, и принятых решений по дизайну;</text:p>
        </text:list-item>
        <text:list-item>
          <text:p text:style-name="P6">Выявить условия наступления равновесия системы;</text:p>
        </text:list-item>
        <text:list-item>
          <text:p text:style-name="P6">Определить способы расчёту, и\или быстрого способа решения системы уравнений на заданном графе с заданными условиями, с целью ускорить моделирование(первый вопрос к симуляции);</text:p>
        </text:list-item>
        <text:list-item>
          <text:p text:style-name="P7"><text:span text:style-name="T7">Найти ответы на вопросы по симуляции.</text:span></text:p>
        </text:list-item>
      </text:list>
      <text:h text:style-name="P3" text:outline-level="1">Идея <text:span text:style-name="T4">проекта</text:span> первой очереди</text:h>
      <text:p text:style-name="Standard"><text:span text:style-name="T1">Ниже приведено неформальное описание системы, отражающ</text:span><text:span text:style-name="T3">ее</text:span><text:span text:style-name="T1"> основные принципы и правила. </text:span></text:p>
      <text:p text:style-name="Standard"><text:span text:style-name="T1">Основная идея – симуляция </text:span><text:span text:style-name="T3">мира гонок, включающая не только «события выходного дня», но и окружающий мир и взаимодействие с ним</text:span><text:span text:style-name="T1">.</text:span></text:p>
      <text:p text:style-name="P8">Элементами для симуляции выбирается некий ресурс. Он(ресурс) производиться и потребляются объектами за единицу времени. Ресурс генерируется объектом типа "Производство", и потребляется объектом типа "Потребитель", генерация(производство) и потребление рассчитываться за единицу времени. Единица времени --- есть неделимый квант, все расчёты производятся по квантам. Квант -- имеет абстрактную длительность и может быть секундой, часом, сутками и т. д. <text:s/>В целом выбор длительности зависти от уровня абстракции модели. </text:p>
      <text:p text:style-name="P8">Развитие бизнеса происходит путём удовлетворения спроса, который обеспечивается объектами потребителями. <text:s/>Для этого потребители и генераторы объединяются в сеть-граф. Где вершины — это объекты потребители или генераторы или пустые вершины, ребра — это транспортные пути. <text:s/>Для разнообразия моделирования предлагается ввести объект, который ничего не потребляет и не производит. В следующих проектах такие пустые вершины графа можно преобразовать либо в потребитель, либо в генератор. "Пустые" вершины на данном этапе играют роль только в составлении маршрутов. <text:s/>У ребра графа (транспортного пути) есть длина выраженная в условных единицах.</text:p>
      <text:p text:style-name="P8"><text:soft-page-break/>Генератор, потребитель, и транспортное средство имеют свойство объёма/количество хранимого или перевозимого ресурса.</text:p>
      <text:p text:style-name="P10"><text:span text:style-name="T1">Доставка ресурса обеспечивается неким транспортом</text:span> (<text:span text:style-name="T1">объектом типа Транспорт</text:span>)<text:span text:style-name="T1">, при этом ребра графа являются транспортными путями. <text:s/>У транспорта есть такие характеристики как скорость передвижения по транспортному пути, стоимость использования за единицу времени, объем перевозимого ресурса. За перемещение ресурса <text:s text:c="2"/>взымается комиссия(плата). При этом объем (количественное значение) доставленного ресурса уменьшается на величину взятой платы. Плата накапливается и является критерием успешности работы системы, при этом баланс может быть и отрицательным. </text:span></text:p>
      <text:p text:style-name="P8">Начальное состояние системы задаются: графом, в котором есть хотя бы один потребитель и хотя бы один генератор, хотя бы одно транспортное средство, и существует маршрут, по которому транспортное средство может доставить ресурс от генератора к потребителю. </text:p>
      <text:p text:style-name="P8">Расчёт происходит в границах кванта симуляции, при этом рассчитывается: генерация ресурсов, потребление ресурсов, положение транспортных средств, загрузка и выгрузка ресурсов, вычисление комиссии, вычисление стоимости использования транспорта, вычисление общего баланса. </text:p>
      <text:p text:style-name="P8">Симуляция заканчивается, когда наступает равновесие или перенасыщение спроса. Возможны, такие условия при которых симуляция будет происходить бесконечно или иметь долгий период (несколько месяцев). </text:p>
      <text:h text:style-name="P5" text:outline-level="1">Вопросы, на которые может ответить проект</text:h>
      <text:list xml:id="list2877771749" text:style-name="WWNum2">
        <text:list-item>
          <text:p text:style-name="P11"><text:span text:style-name="T2">Возможно ли рассчитать или выразить заданный граф с транспортными маршрутами и заданным количеством транспортных средств в виде системы линейных уравнений или каким-либо другим способом чтобы сложность вычислений не превышала О(</text:span><text:span text:style-name="T5">k*n) </text:span><text:span text:style-name="T2">в крайнем случае </text:span><text:span text:style-name="T5">O(n^3) </text:span><text:span text:style-name="T2">где </text:span><text:span text:style-name="T5">n </text:span><text:span text:style-name="T2">суммой объектов вершин и транспортных средств, так что бы не надо было производить расчёты для каждого транспортного средства отдельно?</text:span></text:p>
        </text:list-item>
        <text:list-item>
          <text:p text:style-name="P9">Какие границы производительности вычислений при разных параметрах системы?</text:p>
        </text:list-item>
        <text:list-item>
          <text:p text:style-name="P9">Какой дизайн будет лучше: линейное вычисление, вычисления по событию, многопоточные вычисления или однопоточные?</text:p>
        </text:list-item>
        <text:list-item>
          <text:p text:style-name="P9">Какие параметры узлов, транспортных средств, рёбер (транспортных путей), которые могли бы представлять интерес для поддержки игрового процесса? По возможности выявить зависимости;</text:p>
        </text:list-item>
        <text:list-item>
          <text:p text:style-name="P9">Какие параметры необходимо ввести для усложнения симуляции, при этом не сильно увеличивают сложность расчётов? Например, время загрузки\выгрузки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游明朝" style:font-size-asian="11pt" style:language-asian="ja" style:country-asian="JP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游明朝" style:font-size-asian="11pt" style:language-asian="ja" style:country-asian="JP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游明朝" style:font-family-asian="游明朝" style:font-family-generic-asian="system" style:font-pitch-asian="variable" style:font-size-asian="11pt" style:language-asian="ja" style:country-asian="JP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Symbol1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16:06:00</meta:creation-date>
    <meta:initial-creator>Mykhaylo Rudakov</meta:initial-creator>
    <dc:language>en-US</dc:language>
    <dc:date>2022-04-18T17:56:28.200000000</dc:date>
    <meta:editing-cycles>11</meta:editing-cycles>
    <meta:editing-duration>PT1H42S</meta:editing-duration>
    <meta:generator>LibreOffice/7.2.4.1$Windows_X86_64 LibreOffice_project/27d75539669ac387bb498e35313b970b7fe9c4f9</meta:generator>
    <meta:document-statistic meta:table-count="0" meta:image-count="0" meta:object-count="0" meta:page-count="2" meta:paragraph-count="27" meta:word-count="619" meta:character-count="4893" meta:non-whitespace-character-count="4294"/>
    <meta:user-defined meta:name="AppVersion">15.0000</meta:user-defined>
    <meta:user-defined meta:name="DocSecurity" meta:value-type="float">4</meta:user-defined>
    <meta:template xlink:type="simple" xlink:actuate="onRequest" xlink:title="Normal.dotm" xlink:href=""/>
  </office:meta>
</office:document-meta>
</file>